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8362in" svg:y="2.037in">
            <draw:object draw:notify-on-update-of-ranges="Sheet1.B3:Sheet1.B6 Sheet1.C3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l Linear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table:formula="of:=5*30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table:formula="of:=12*30"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0.2154*[.G4]*[.F4]+64.02" office:value-type="float" office:value="83.406" calcext:value-type="float">
            <text:p>83.406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5:58:55.454047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6:29:58.050989581</meta:creation-date>
    <dc:date>2016-07-20T17:21:57.562415546</dc:date>
    <meta:editing-duration>PT16H55M40S</meta:editing-duration>
    <meta:editing-cycles>3</meta:editing-cycles>
    <meta:generator>LibreOffice/4.2.8.2$Linux_X86_64 LibreOffice_project/42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3:Sheet1.C6" svg:x="0.32cm" svg:y="0.18cm" svg:width="11.264cm" svg:height="8.64cm">
          <chartooo:coordinate-region svg:x="1.127cm" svg:y="0.379cm" svg:width="10.1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6" chart:class="chart:scatter">
            <chart:domain table:cell-range-address="Sheet1.B3:Sheet1.B6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3:Sheet1.B6</svg:desc>
                </draw:g>
              </table:table-cell>
              <table:table-cell office:value-type="float" office:value="75">
                <text:p>75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